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C000002A93B0840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measure">
      <style:graphic-properties svg:stroke-width="0.03cm" draw:marker-start-width="0.245cm" draw:marker-end-width="0.245cm" draw:textarea-horizontal-align="center" draw:textarea-vertical-align="middle" draw:line-distance="1.898cm"/>
    </style:style>
    <style:style style:name="gr3" style:family="graphic" style:parent-style-name="measure">
      <style:graphic-properties svg:stroke-width="0.03cm" draw:marker-start-width="0.245cm" draw:marker-end-width="0.245cm" draw:textarea-horizontal-align="center" draw:textarea-vertical-align="middle" draw:line-distance="1.011cm"/>
    </style:style>
    <style:style style:name="gr4" style:family="graphic" style:parent-style-name="measure">
      <style:graphic-properties svg:stroke-width="0.03cm" draw:marker-start-width="0.245cm" draw:marker-end-width="0.245cm" draw:textarea-horizontal-align="center" draw:textarea-vertical-align="middle" draw:line-distance="2.407cm"/>
    </style:style>
    <style:style style:name="gr5" style:family="graphic" style:parent-style-name="measure">
      <style:graphic-properties svg:stroke-width="0.03cm" draw:marker-start-width="0.245cm" draw:marker-end-width="0.245cm" draw:textarea-horizontal-align="center" draw:textarea-vertical-align="middle" draw:line-distance="1.044cm"/>
    </style:style>
    <style:style style:name="gr6" style:family="graphic" style:parent-style-name="measure">
      <style:graphic-properties svg:stroke-width="0.03cm" draw:marker-start-width="0.245cm" draw:marker-end-width="0.245cm" draw:textarea-horizontal-align="center" draw:textarea-vertical-align="middle" draw:line-distance="0.972cm"/>
    </style:style>
    <style:style style:name="gr7" style:family="graphic" style:parent-style-name="measure">
      <style:graphic-properties svg:stroke-width="0.03cm" draw:marker-start-width="0.245cm" draw:marker-end-width="0.245cm" draw:textarea-horizontal-align="center" draw:textarea-vertical-align="middle" draw:line-distance="0.814cm"/>
    </style:style>
    <style:style style:name="gr8" style:family="graphic" style:parent-style-name="measure">
      <style:graphic-properties svg:stroke-width="0.03cm" draw:marker-start-width="0.245cm" draw:marker-end-width="0.245cm" draw:textarea-horizontal-align="center" draw:textarea-vertical-align="middle" draw:line-distance="0.795cm"/>
    </style:style>
    <style:style style:name="gr9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measure">
      <style:graphic-properties svg:stroke-width="0.03cm" draw:marker-start-width="0.245cm" draw:marker-end-width="0.245cm" draw:textarea-horizontal-align="center" draw:textarea-vertical-align="middle"/>
    </style:style>
    <style:style style:name="gr11" style:family="graphic" style:parent-style-name="measure">
      <style:graphic-properties svg:stroke-width="0.03cm" draw:marker-start-width="0.245cm" draw:marker-end-width="0.245cm" draw:textarea-horizontal-align="center" draw:textarea-vertical-align="middle" draw:line-distance="-0.007cm"/>
    </style:style>
    <style:style style:name="gr1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office:forms form:automatic-focus="false" form:apply-design-mode="false"/>
        <draw:frame draw:style-name="gr1" draw:text-style-name="P1" draw:layer="layout" svg:width="26.369cm" svg:height="17.091cm" svg:x="2.11cm" svg:y="2.285cm">
          <draw:image xlink:href="Pictures/100000000000041C000002A93B084029.png" xlink:type="simple" xlink:show="embed" xlink:actuate="onLoad">
            <text:p/>
          </draw:image>
        </draw:frame>
        <draw:measure draw:style-name="gr2" draw:text-style-name="P2" draw:layer="measurelines" svg:x1="3.644cm" svg:y1="3.367cm" svg:x2="26.937cm" svg:y2="3.357cm">
          <text:p text:style-name="P2"><text:measure text:kind="gap"/>6000</text:p>
        </draw:measure>
        <draw:measure draw:style-name="gr3" draw:text-style-name="P2" draw:layer="measurelines" svg:x1="28.458cm" svg:y1="19.01cm" svg:x2="2.112cm" svg:y2="19.009cm">
          <text:p text:style-name="P2">6800</text:p>
        </draw:measure>
        <draw:measure draw:style-name="gr4" draw:text-style-name="P2" draw:layer="measurelines" svg:x1="3.952cm" svg:y1="18.626cm" svg:x2="3.957cm" svg:y2="3.039cm">
          <text:p text:style-name="P2">4000<text:measure text:kind="gap"/></text:p>
        </draw:measure>
        <draw:measure draw:style-name="gr5" draw:text-style-name="P2" draw:layer="measurelines" svg:x1="28.011cm" svg:y1="2.273cm" svg:x2="28.018cm" svg:y2="19.365cm">
          <text:p text:style-name="P2"><text:measure text:kind="gap"/>4400<text:measure text:kind="gap"/></text:p>
        </draw:measure>
        <draw:measure draw:style-name="gr6" draw:text-style-name="P2" draw:layer="measurelines" svg:x1="24.704cm" svg:y1="14.679cm" svg:x2="24.697cm" svg:y2="6.907cm">
          <text:p text:style-name="P2"><text:span text:style-name="T1"><text:measure text:kind="gap"/></text:span><text:span text:style-name="T1">2000</text:span></text:p>
        </draw:measure>
        <draw:measure draw:style-name="gr7" draw:text-style-name="P3" draw:layer="measurelines" svg:x1="3.643cm" svg:y1="7.21cm" svg:x2="6.208cm" svg:y2="7.211cm">
          <text:p text:style-name="P3"><text:span text:style-name="T1">600</text:span></text:p>
        </draw:measure>
        <draw:measure draw:style-name="gr8" draw:text-style-name="P3" draw:layer="measurelines" svg:x1="7.52cm" svg:y1="6.134cm" svg:x2="7.52cm" svg:y2="6.948cm">
          <text:p text:style-name="P3"><text:span text:style-name="T1">200</text:span></text:p>
        </draw:measure>
        <draw:line draw:style-name="gr9" draw:text-style-name="P1" draw:layer="layout" svg:x1="7.623cm" svg:y1="6.948cm" svg:x2="5.963cm" svg:y2="6.946cm">
          <text:p/>
        </draw:line>
        <draw:measure draw:style-name="gr10" draw:text-style-name="P2" draw:layer="measurelines" svg:x1="7.524cm" svg:y1="15.462cm" svg:x2="6.164cm" svg:y2="15.462cm">
          <text:p text:style-name="P2"><text:span text:style-name="T1"><text:measure text:kind="gap"/></text:span><text:span text:style-name="T1">400</text:span></text:p>
        </draw:measure>
        <draw:line draw:style-name="gr9" draw:text-style-name="P1" draw:layer="layout" svg:x1="6.166cm" svg:y1="15.57cm" svg:x2="6.166cm" svg:y2="14.525cm">
          <text:p/>
        </draw:line>
        <draw:measure draw:style-name="gr11" draw:text-style-name="P3" draw:layer="measurelines" svg:x1="13.734cm" svg:y1="12.397cm" svg:x2="16.863cm" svg:y2="9.223cm">
          <text:p text:style-name="P3"><text:span text:style-name="T1">1300 <text:s text:c="7"/></text:span></text:p>
        </draw:measure>
        <draw:line draw:style-name="gr12" draw:text-style-name="P1" draw:layer="layout" svg:x1="7.516cm" svg:y1="4.557cm" svg:x2="23.079cm" svg:y2="4.562cm">
          <text:p/>
        </draw:line>
        <draw:line draw:style-name="gr12" draw:text-style-name="P1" draw:layer="layout" svg:x1="7.517cm" svg:y1="16.958cm" svg:x2="23.08cm" svg:y2="16.963cm">
          <text:p/>
        </draw:line>
        <draw:measure draw:style-name="gr10" draw:text-style-name="P3" draw:layer="measurelines" svg:x1="7.545cm" svg:y1="4.554cm" svg:x2="7.545cm" svg:y2="3.058cm">
          <text:p text:style-name="P3"><text:span text:style-name="T1">400</text:span></text:p>
        </draw:measure>
        <draw:measure draw:style-name="gr10" draw:text-style-name="P2" draw:layer="measurelines" svg:x1="23.085cm" svg:y1="16.874cm" svg:x2="7.513cm" svg:y2="16.862cm">
          <text:p text:style-name="P2"><text:span text:style-name="T1"><text:measure text:kind="gap"/></text:span><text:span text:style-name="T1">4000 <text:s text:c="10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8-02-15T02:46:17</meta:creation-date>
    <dc:date>2008-02-18T21:51:42</dc:date>
    <meta:editing-cycles>21</meta:editing-cycles>
    <meta:editing-duration>P3DT4H36M32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